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02/2023</text:p>
      <text:p text:style-name="P1"/>
      <text:p text:style-name="P1">Objectif:</text:p>
      <text:p text:style-name="P1"/>
      <text:p text:style-name="P1">Création d'une application basée sur l'écriture de contenu artistique. Ici nous ferons davantage la promotion de format cours d'écrits. Il s'agira avant tout de nouvelles courtes dans un premier temps (nombre de charactères non défini à ce jour).</text:p>
      <text:p text:style-name="P1"/>
      <text:p text:style-name="P1">L'application:</text:p>
      <text:p text:style-name="P1"/>
      <text:p text:style-name="P1">Le front-end sera codé sous react. Dans un premier temps, une version 1.0 sera mise en ligne.</text:p>
      <text:p text:style-name="P1">L'utilisateur de cette version disposera d'un login, d'un pseudonyme et aura la possiblité de poster ses écrits. Une fois la partie backend effective, l'application sera fonctionnelle. En v1.0. L'esthetique sera épurée et minimaliste. A l'avenir, elle devra être enrichie pour être cohérent avec l'aspect artistique.</text:p>
      <text:p text:style-name="P1"/>
      <text:p text:style-name="P1">Pour le back-end. Rien n"a encore été décidé.</text:p>
      <text:p text:style-name="P1"/>
      <text:p text:style-name="P1">Roadmap v1.0*:</text:p>
      <text:p text:style-name="P1"/>
      <text:p text:style-name="P1">Front-end react page acceuil&gt;&gt;&gt;&gt;page login&gt;&gt;&gt;&gt;page à propos&gt;&gt;&gt;&gt;responsive mobile&gt;&gt;&gt;&gt;Backend&gt;&gt;&gt;&gt;Esthetique du l'application</text:p>
      <text:p text:style-name="P1"/>
      <text:p text:style-name="P1">*Les informations peuvent être modifiés.</text:p>
      <text:p text:style-name="P1"/>
      <text:p text:style-name="P1"/>
      <text:p text:style-name="P1">Journal de bord:</text:p>
      <text:p text:style-name="P1"/>
      <text:p text:style-name="P1">25/02/2023</text:p>
      <text:p text:style-name="P1"/>
      <text:p text:style-name="P1">Création de la page home.</text:p>
      <text:p text:style-name="P1"/>
      <text:p text:style-name="P1">26/02/2023</text:p>
      <text:p text:style-name="P1"/>
      <text:p text:style-name="P1">-Debuggage du l'application.</text:p>
      <text:p text:style-name="P1">-Mise en place de la navbar beta</text:p>
      <text:p text:style-name="P1">-Connection des page</text:p>
      <text:p text:style-name="P1">-Mise en place du css beta de la navbar</text:p>
      <text:p text:style-name="P1"/>
      <text:p text:style-name="P1">Suite:</text:p>
      <text:p text:style-name="P1"/>
      <text:p text:style-name="P1">-CSS du body</text:p>
      <text:p text:style-name="P1">-Création d'un footer</text:p>
      <text:p text:style-name="P1">-Idée de logo pour la navbar et footer(WG?)</text:p>
      <text:p text:style-name="P1">-Création d'un formulaire d'inscription</text:p>
      <text:p text:style-name="P1"/>
      <text:p text:style-name="P1">27/02/2023</text:p>
      <text:p text:style-name="P1"/>
      <text:p text:style-name="P1">Réalisation</text:p>
      <text:p text:style-name="P1">-CSS du body</text:p>
      <text:p text:style-name="P1">-Création d'un footer</text:p>
      <text:p text:style-name="P1">-Création d'un formulaire d'inscription</text:p>
      <text:p text:style-name="P1"><text:soft-page-break/>Suite:</text:p>
      <text:p text:style-name="P1">-Idée de logo pour la navbar et footer(WG?)</text:p>
      <text:p text:style-name="P1">-Creer une page Inscription relié à la page Login</text:p>
      <text:p text:style-name="P1"/>
      <text:p text:style-name="P1">02/03/2023</text:p>
      <text:p text:style-name="P1"/>
      <text:p text:style-name="P1">Réalisation</text:p>
      <text:p text:style-name="P1">-Creer une page Inscription relié à la page Login</text:p>
      <text:p text:style-name="P1"/>
      <text:p text:style-name="P1">Suite:</text:p>
      <text:p text:style-name="P1"/>
      <text:p text:style-name="P1">Trouver des formulaire plus estethique pour l'instription et le login</text:p>
      <text:p text:style-name="P1">Page Gate: étoffer la page avec le défilement (stream) de différents textes, d'un encart pour taper ces textes.</text:p>
      <text:p text:style-name="P1"/>
      <text:p text:style-name="P1">07/03/2023</text:p>
      <text:p text:style-name="P1"/>
      <text:p text:style-name="P1">Réalisation</text:p>
      <text:p text:style-name="P1">-Teste d'un background en damier sur la page home.</text:p>
      <text:p text:style-name="P1"/>
      <text:p text:style-name="P1">10/03/2023</text:p>
      <text:p text:style-name="P1"/>
      <text:p text:style-name="P1">Réalisation</text:p>
      <text:p text:style-name="P1">-Ajustement d'un background en damier sur l'ensemble des pages.</text:p>
      <text:p text:style-name="P1"/>
      <text:p text:style-name="P1">Suite:</text:p>
      <text:p text:style-name="P1"/>
      <text:p text:style-name="P1">Trouver des formulaire plus estethique pour l'instription et le login</text:p>
      <text:p text:style-name="P1">Page Gate: étoffer la page avec le défilement (stream) de différents textes, d'un encart pour taper ces textes.</text:p>
      <text:p text:style-name="P1">Ajouter le logo wispergate en haut à gauche.</text:p>
      <text:p text:style-name="P1">-Ajouter une page àpropos sur l'histoire de l'application</text:p>
      <text:p text:style-name="P1"/>
      <text:p text:style-name="P1">12/03/2023</text:p>
      <text:p text:style-name="P1"/>
      <text:p text:style-name="P1">Réalisation</text:p>
      <text:p text:style-name="P1">-Ajouter le logo wispergate en haut à gauche.</text:p>
      <text:p text:style-name="P1"/>
      <text:p text:style-name="P1"/>
      <text:p text:style-name="P1">Suite:</text:p>
      <text:p text:style-name="P1"/>
      <text:p text:style-name="P1">Idées:</text:p>
      <text:p text:style-name="P1">-Interface anglais et français</text:p>
      <text:p text:style-name="P1">-Exploiter le theme des echecs ou des cartes à jouer.</text:p>
      <text:p text:style-name="P1">-Ajouter le logo d'une porte au centre</text:p>
      <text:p text:style-name="P1">-Ajouter une police plus stylée</text:p>
      <text:p text:style-name="P1"/>
      <text:p text:style-name="P1"/>
      <text:p text:style-name="P1"/>
      <text:p text:style-name="P1"/>
      <text:p text:style-name="P1"/>
      <text:p text:style-name="P1"/>
      <text:p text:style-name="P1"><text:soft-page-break/>13/03/2023</text:p>
      <text:p text:style-name="P1"/>
      <text:p text:style-name="P1">Réalisation</text:p>
      <text:p text:style-name="P1">-Ajout d'une police plus stylée</text:p>
      <text:p text:style-name="P1">-Faire apparaitre les titres (name, mail,...) dans l'encart en transparent.</text:p>
      <text:p text:style-name="P1">-Passer les formulaires en composants interchangeables et les integrer dans les pages séparement.</text:p>
      <text:p text:style-name="P1"/>
      <text:p text:style-name="P1">Suite:</text:p>
      <text:p text:style-name="P1">-Page Gate: ajouter la possibilté d'ajouter du texte.</text:p>
      <text:p text:style-name="P1"><text:s/><text:tab/>-création d' un component "textearea" et integration de ce components dans la page Gate.</text:p>
      <text:p text:style-name="P1">-Reduction de la taille des forms et recentrage des éléments.</text:p>
      <text:p text:style-name="P1">-Ajouter la phrase d'introduction sous le header:</text:p>
      <text:p text:style-name="P1"><text:tab/>-création d'un div sous le header(nouveau composant)</text:p>
      <text:p text:style-name="P1"/>
      <text:p text:style-name="P1"/>
      <text:p text:style-name="P1"/>
      <text:p text:style-name="P1">Idées:</text:p>
      <text:p text:style-name="P1">-Interface anglais et français</text:p>
      <text:p text:style-name="P1">-Exploiter le theme des echecs ou des cartes à jouer.</text:p>
      <text:p text:style-name="P1">-Ajouter le logo d'une porte au centre</text:p>
      <text:p text:style-name="P1">-Ajouter une police plus stylée</text:p>
      <text:p text:style-name="P1">-Espace personnel non invisible sans autorisation.</text:p>
      <text:p text:style-name="P1">-Dark mode stylée</text:p>
      <text:p text:style-name="P1">-Phrase de présentation sous lelogo whispergate dans un div aux formes arrondies</text:p>
      <text:p text:style-name="P1">-Ajouter une barre de recherche</text:p>
      <text:p text:style-name="P1">-Fond en 'grillage' sur le header sauf la navbar qui sera dans une zone carré avec bords arrondis</text:p>
      <text:p text:style-name="P1">-possibilité de don en btc et eth</text:p>
      <text:p text:style-name="P1"/>
      <text:p text:style-name="P1">14/03/2023</text:p>
      <text:p text:style-name="P1"/>
      <text:p text:style-name="P1">Réalisation:</text:p>
      <text:p text:style-name="P1"/>
      <text:p text:style-name="P1">-Reduction de la taille des forms et recentrage des éléments.</text:p>
      <text:p text:style-name="P1">-Page Gate: ajouter la possibilté d'ajouter du texte.</text:p>
      <text:p text:style-name="P1"><text:s/><text:tab/>-création d' un component "textearea" et integration de ce components dans la page G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15H52M14S</meta:editing-duration>
    <meta:editing-cycles>56</meta:editing-cycles>
    <meta:generator>OpenOffice/4.1.7$Win32 OpenOffice.org_project/417m1$Build-9800</meta:generator>
    <dc:date>2023-03-16T08:57:35.99</dc:date>
    <meta:document-statistic meta:table-count="0" meta:image-count="0" meta:object-count="0" meta:page-count="3" meta:paragraph-count="84" meta:word-count="543" meta:character-count="3557"/>
    <meta:user-defined meta:name="Info 1"/>
    <meta:user-defined meta:name="Info 2"/>
    <meta:user-defined meta:name="Info 3"/>
    <meta:user-defined meta:name="Info 4"/>
  </office:meta>
</office:document-meta>
</file>